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658d7" officeooo:paragraph-rsid="000658d7"/>
    </style:style>
    <style:style style:name="P2" style:family="paragraph" style:parent-style-name="Standard">
      <style:text-properties officeooo:paragraph-rsid="000658d7"/>
    </style:style>
    <style:style style:name="T1" style:family="text">
      <style:text-properties officeooo:rsid="000658d7"/>
    </style:style>
    <style:style style:name="T2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010409" loext:char-shading-value="0" loext:padding="0cm" loext:border="none"/>
    </style:style>
    <style:style style:name="T3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0658d7" style:text-blinking="false" fo:background-color="#010409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m d’usuarI Gani77756</text:span></text:p>
      <text:p text:style-name="P2"/>
      <text:p text:style-name="P1">repositori <text:a xlink:type="simple" xlink:href="https://github.com/Gani77756/M-optatiu" text:style-name="Internet_20_link" text:visited-style-name="Visited_20_Internet_20_Link">https://github.com/Gani77756/M-optatiu</text:a></text:p>
      <text:p text:style-name="P1"/>
      <text:p text:style-name="P1">github pages https://gani77756.github.io/M-optatiu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8:14:27.260000000</meta:creation-date>
    <dc:date>2024-12-10T18:19:34.243000000</dc:date>
    <meta:editing-duration>PT5M8S</meta:editing-duration>
    <meta:editing-cycles>1</meta:editing-cycles>
    <meta:document-statistic meta:table-count="0" meta:image-count="0" meta:object-count="0" meta:page-count="1" meta:paragraph-count="3" meta:word-count="8" meta:character-count="122" meta:non-whitespace-character-count="117"/>
    <meta:generator>LibreOffice/24.2.4.2$Windows_X86_64 LibreOffice_project/51a6219feb6075d9a4c46691dcfe0cd9c4fff3c2</meta:generator>
  </office:meta>
</office:document-meta>
</file>